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unofficial guide for authors...</text:p>
      <text:p text:style-name="P1">...for those who wish to produce high-quality scientific information</text:p>
      <text:p text:style-name="Standard"/>
      <text:p text:style-name="Standard">Have you ever asked yourself what the essence of a research article is? Is it merely a report on an experiment or is it an essay or a user guide for colleagues who would like to conduct similar research? Have you been experiencing problems with writing scientific articles? Rejections? Is scientific writing a skill? Is research work a skill? Can it be taught?</text:p>
      <text:p text:style-name="Standard"/>
      <text:p text:style-name="Standard">Most scientific journals provide guidelines for authors - how to format references and prepare artwork, how many copies of the paper to submit and to which address, etc. Most official guidelines say little about how you should design and produce your paper and the chances that it will be accepted. This books provides a comprehensive but focused guide to producing scientific information - from research design to publication. It provides practical tips and answers to some of the most frequently asked questions:</text:p>
      <text:p text:style-name="Standard"/>
      <text:list xml:id="list28554339" text:style-name="L1">
        <text:list-item>
          <text:p text:style-name="P2">Why do we publish at the first place?</text:p>
        </text:list-item>
        <text:list-item>
          <text:p text:style-name="P2">What is Open Access publishing and why bother about it?</text:p>
        </text:list-item>
        <text:list-item>
          <text:p text:style-name="P2">What is the h-index?</text:p>
        </text:list-item>
        <text:list-item>
          <text:p text:style-name="P2">What is a Journal Impact Factor and does it matter?</text:p>
        </text:list-item>
        <text:list-item>
          <text:p text:style-name="P2">How can I increase my research production efficiency?</text:p>
        </text:list-item>
        <text:list-item>
          <text:p text:style-name="P2">Why should I use Open Source software tools for academic work?</text:p>
        </text:list-item>
        <text:list-item>
          <text:p text:style-name="P2">How could I strengthen the arguments in my manuscripts?</text:p>
        </text:list-item>
        <text:list-item>
          <text:p text:style-name="P2">How can I improve the "flow"?</text:p>
        </text:list-item>
        <text:list-item>
          <text:p text:style-name="P2">How can I produce graphics that will impress?</text:p>
        </text:list-item>
        <text:list-item>
          <text:p text:style-name="P2">How can I brainstorm good titles?</text:p>
        </text:list-item>
        <text:list-item>
          <text:p text:style-name="P2">How can I select a suitable journal and where can I find out more about it?</text:p>
        </text:list-item>
        <text:list-item>
          <text:p text:style-name="P2">How can I get into the reviewers' heads?</text:p>
        </text:list-item>
        <text:list-item>
          <text:p text:style-name="P2">...</text:p>
        </text:list-item>
        <text:list-item>
          <text:p text:style-name="P2">How can I produce a research article from research design to Camera Ready Cop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islav Hengl</meta:initial-creator>
    <meta:creation-date>2011-08-05T15:11:12.82</meta:creation-date>
    <dc:date>2011-08-19T11:00:56.33</dc:date>
    <dc:creator>Tomislav Hengl</dc:creator>
    <meta:editing-duration>PT2H48M38S</meta:editing-duration>
    <meta:editing-cycles>4</meta:editing-cycles>
    <meta:generator>OpenOffice.org/3.3$Win32 OpenOffice.org_project/330m20$Build-9567</meta:generator>
    <meta:document-statistic meta:table-count="0" meta:image-count="0" meta:object-count="0" meta:page-count="1" meta:paragraph-count="18" meta:word-count="292" meta:character-count="1628"/>
  </office:meta>
</office:document-meta>
</file>